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00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gem_bfs</text:p>
          </table:table-cell>
          <table:table-cell office:value-type="string">
            <text:p>los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1">
            <text:p>24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2">
            <text:p>24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3">
            <text:p>24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4">
            <text:p>24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6">
            <text:p>24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8">
            <text:p>24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1">
            <text:p>24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2">
            <text:p>24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3">
            <text:p>24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5">
            <text:p>24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6">
            <text:p>24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8">
            <text:p>24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1">
            <text:p>24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4">
            <text:p>24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6">
            <text:p>24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9">
            <text:p>24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2">
            <text:p>24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3">
            <text:p>24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7">
            <text:p>24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8">
            <text:p>24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63">
            <text:p>24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1">
            <text:p>24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3">
            <text:p>24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4">
            <text:p>24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5">
            <text:p>24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6">
            <text:p>24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7">
            <text:p>24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8">
            <text:p>24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9">
            <text:p>24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81">
            <text:p>24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1">
            <text:p>24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3">
            <text:p>24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5">
            <text:p>24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7">
            <text:p>24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8">
            <text:p>24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9">
            <text:p>24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6">
            <text:p>25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7">
            <text:p>25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30">
            <text:p>25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34">
            <text:p>25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3">
            <text:p>25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5">
            <text:p>25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6">
            <text:p>25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9">
            <text:p>25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0">
            <text:p>25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1">
            <text:p>25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3">
            <text:p>25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4">
            <text:p>25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1">
            <text:p>25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3">
            <text:p>25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4">
            <text:p>25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5">
            <text:p>25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6">
            <text:p>25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8">
            <text:p>25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9">
            <text:p>25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0">
            <text:p>25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1">
            <text:p>25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3">
            <text:p>25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1">
            <text:p>26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1">
            <text:p>26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4">
            <text:p>26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5">
            <text:p>26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6">
            <text:p>26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7">
            <text:p>26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8">
            <text:p>26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21">
            <text:p>26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01">
            <text:p>27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1">
            <text:p>27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2">
            <text:p>27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3">
            <text:p>27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4">
            <text:p>27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6">
            <text:p>27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7">
            <text:p>27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9">
            <text:p>27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0">
            <text:p>277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1">
            <text:p>27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3">
            <text:p>27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4">
            <text:p>27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5">
            <text:p>27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1">
            <text:p>27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3">
            <text:p>27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4">
            <text:p>27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5">
            <text:p>27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6">
            <text:p>27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7">
            <text:p>27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8">
            <text:p>27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9">
            <text:p>27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90">
            <text:p>27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91">
            <text:p>27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92">
            <text:p>27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93">
            <text:p>27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1">
            <text:p>28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2">
            <text:p>28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3">
            <text:p>28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4">
            <text:p>28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5">
            <text:p>28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6">
            <text:p>28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9">
            <text:p>28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1">
            <text:p>28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2">
            <text:p>28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3">
            <text:p>28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4">
            <text:p>28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1">
            <text:p>28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2">
            <text:p>28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4">
            <text:p>28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5">
            <text:p>28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7">
            <text:p>28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1">
            <text:p>28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3">
            <text:p>28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4">
            <text:p>28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5">
            <text:p>28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6">
            <text:p>28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7">
            <text:p>28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8">
            <text:p>28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9">
            <text:p>28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1">
            <text:p>28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3">
            <text:p>28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6">
            <text:p>28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7">
            <text:p>28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8">
            <text:p>28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9">
            <text:p>28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2">
            <text:p>28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3">
            <text:p>28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5">
            <text:p>28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6">
            <text:p>28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7">
            <text:p>28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9">
            <text:p>28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0">
            <text:p>28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1">
            <text:p>28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2">
            <text:p>28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3">
            <text:p>28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4">
            <text:p>28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5">
            <text:p>28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01">
            <text:p>35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02">
            <text:p>35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03">
            <text:p>35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04">
            <text:p>35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06">
            <text:p>35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12">
            <text:p>35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13">
            <text:p>35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14">
            <text:p>35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15">
            <text:p>35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21">
            <text:p>35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22">
            <text:p>35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31">
            <text:p>35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32">
            <text:p>35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33">
            <text:p>35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34">
            <text:p>35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36">
            <text:p>35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36">
            <text:p>35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36">
            <text:p>35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38">
            <text:p>35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39">
            <text:p>35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40">
            <text:p>35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41">
            <text:p>35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51">
            <text:p>35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61">
            <text:p>35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71">
            <text:p>35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74">
            <text:p>35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75">
            <text:p>35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76">
            <text:p>35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76">
            <text:p>35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77">
            <text:p>35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78">
            <text:p>35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79">
            <text:p>35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80">
            <text:p>35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81">
            <text:p>35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82">
            <text:p>35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83">
            <text:p>35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83">
            <text:p>35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84">
            <text:p>35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93">
            <text:p>35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03">
            <text:p>36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12">
            <text:p>36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13">
            <text:p>36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14">
            <text:p>36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15">
            <text:p>36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16">
            <text:p>36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17">
            <text:p>36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18">
            <text:p>36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18">
            <text:p>36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18">
            <text:p>361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18">
            <text:p>36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18">
            <text:p>36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618">
            <text:p>361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618">
            <text:p>36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618">
            <text:p>36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631">
            <text:p>36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31">
            <text:p>36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33">
            <text:p>36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34">
            <text:p>36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35">
            <text:p>36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36">
            <text:p>36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37">
            <text:p>36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38">
            <text:p>36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40">
            <text:p>36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662">
            <text:p>36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62">
            <text:p>36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63">
            <text:p>36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68">
            <text:p>36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69">
            <text:p>36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70">
            <text:p>367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71">
            <text:p>36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81">
            <text:p>36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91">
            <text:p>36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93">
            <text:p>36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94">
            <text:p>36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95">
            <text:p>36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01">
            <text:p>37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03">
            <text:p>37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05">
            <text:p>37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07">
            <text:p>37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11">
            <text:p>37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12">
            <text:p>37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13">
            <text:p>37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13">
            <text:p>37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21">
            <text:p>37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22">
            <text:p>37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23">
            <text:p>37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31">
            <text:p>37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32">
            <text:p>37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33">
            <text:p>37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34">
            <text:p>37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41">
            <text:p>37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44">
            <text:p>37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45">
            <text:p>37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61">
            <text:p>37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62">
            <text:p>37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63">
            <text:p>37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82">
            <text:p>37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83">
            <text:p>37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83">
            <text:p>37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85">
            <text:p>37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86">
            <text:p>37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86">
            <text:p>37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88">
            <text:p>37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89">
            <text:p>37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90">
            <text:p>37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91">
            <text:p>37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91">
            <text:p>37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92">
            <text:p>37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01">
            <text:p>38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03">
            <text:p>38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04">
            <text:p>38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05">
            <text:p>38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06">
            <text:p>38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08">
            <text:p>38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10">
            <text:p>38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11">
            <text:p>38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21">
            <text:p>38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22">
            <text:p>38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23">
            <text:p>38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31">
            <text:p>38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32">
            <text:p>38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33">
            <text:p>38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34">
            <text:p>38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35">
            <text:p>38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35">
            <text:p>38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36">
            <text:p>38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36">
            <text:p>38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47">
            <text:p>38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51">
            <text:p>38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61">
            <text:p>38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62">
            <text:p>38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63">
            <text:p>38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71">
            <text:p>38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81">
            <text:p>38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82">
            <text:p>38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83">
            <text:p>38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91">
            <text:p>38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93">
            <text:p>38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01">
            <text:p>39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11">
            <text:p>39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21">
            <text:p>39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21">
            <text:p>39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21">
            <text:p>392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21">
            <text:p>392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21">
            <text:p>39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921">
            <text:p>392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921">
            <text:p>392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921">
            <text:p>39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32">
            <text:p>39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41">
            <text:p>39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45">
            <text:p>39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45">
            <text:p>39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46">
            <text:p>39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47">
            <text:p>39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51">
            <text:p>39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51">
            <text:p>39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52">
            <text:p>39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53">
            <text:p>39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53">
            <text:p>39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54">
            <text:p>39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55">
            <text:p>39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55">
            <text:p>39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61">
            <text:p>39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62">
            <text:p>39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72">
            <text:p>39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81">
            <text:p>39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82">
            <text:p>39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83">
            <text:p>39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85">
            <text:p>39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86">
            <text:p>39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87">
            <text:p>39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87">
            <text:p>3987</text:p>
          </table:table-cell>
          <table:table-cell office:value-type="float" office:value="2">
            <text:p>2</text:p>
          </table:table-cell>
        </table:table-row>
      </table:table>
      <table:database-ranges>
        <table:database-range table:target-range-address="Sheet1.A2:Sheet1.B4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4">08/14/2013</text:date>, <text:time>19:4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8-14T19:41:52</dc:date>
    <dc:creator>Stefan Ziegler</dc:creator>
    <meta:generator>OpenOffice.org/3.2$Unix OpenOffice.org_project/320m12$Build-9483</meta:generator>
    <meta:editing-duration>PT01H41M15S</meta:editing-duration>
    <meta:editing-cycles>14</meta:editing-cycles>
    <meta:document-statistic meta:table-count="1" meta:cell-count="922" meta:object-count="0"/>
  </office:meta>
</office:document-meta>
</file>